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516in"/>
    </style:style>
    <style:style style:name="co2" style:family="table-column">
      <style:table-column-properties fo:break-before="auto" style:column-width="1.4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shapes>
          <draw:frame draw:z-index="0" draw:style-name="gr1" draw:text-style-name="P1" svg:width="13.0744in" svg:height="8.2461in" svg:x="3.3205in" svg:y="2.776in">
            <draw:object draw:notify-on-update-of-ranges="timing.A1:timing.A1 timing.A2:timing.A26 timing.B1:timing.B1 timing.B2:timing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uffer Size (bytes)</text:p>
          </table:table-cell>
          <table:table-cell office:value-type="string" calcext:value-type="string">
            <text:p>Completion Time (ns)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9600" calcext:value-type="float">
            <text:p>4096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19200" calcext:value-type="float">
            <text:p>8192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8400" calcext:value-type="float">
            <text:p>16384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76800" calcext:value-type="float">
            <text:p>3276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600" calcext:value-type="float">
            <text:p>65536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3107200" calcext:value-type="float">
            <text:p>131072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6214400" calcext:value-type="float">
            <text:p>262144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419430400" calcext:value-type="float">
            <text:p>41943040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838860800" calcext:value-type="float">
            <text:p>83886080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677721600" calcext:value-type="float">
            <text:p>167772160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355443200" calcext:value-type="float">
            <text:p>335544320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710886400" calcext:value-type="float">
            <text:p>671088640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3421772800" calcext:value-type="float">
            <text:p>13421772800</text:p>
          </table:table-cell>
          <table:table-cell office:value-type="float" office:value="560" calcext:value-type="float">
            <text:p>5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3-19T17:57:44.226940840</dc:date>
    <meta:editing-duration>PT5M2S</meta:editing-duration>
    <meta:editing-cycles>1</meta:editing-cycles>
    <meta:document-statistic meta:table-count="1" meta:cell-count="52" meta:object-count="1"/>
    <meta:generator>LibreOffice/7.2.4.1$MacOSX_AARCH64 LibreOffice_project/27d75539669ac387bb498e35313b970b7fe9c4f9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21cm" svg:height="20.946cm" xlink:href=".." xlink:type="simple" chart:class="chart:scatter" chart:style-name="ch1">
        <chart:title svg:x="15.192cm" svg:y="0.553cm" chart:style-name="ch2">
          <text:p>Timing: large</text:p>
        </chart:title>
        <chart:plot-area chart:style-name="ch3" table:cell-range-address="timing.A1:timing.B26" chart:data-source-has-labels="both" svg:x="1.645cm" svg:y="1.768cm" svg:width="30.901cm" svg:height="17.809cm">
          <chart:coordinate-region svg:x="2.496cm" svg:y="1.969cm" svg:width="28.748cm" svg:height="16.958cm"/>
          <chart:axis chart:dimension="x" chart:name="primary-x" chart:style-name="ch4" chartooo:axis-type="auto">
            <chart:title svg:x="15.738cm" svg:y="19.995cm" chart:style-name="ch5">
              <text:p>Buffer Size (bytes)</text:p>
            </chart:title>
            <chart:categories table:cell-range-address="timing.A2:timing.A26"/>
          </chart:axis>
          <chart:axis chart:dimension="y" chart:name="primary-y" chart:style-name="ch6">
            <chart:title svg:x="0.451cm" svg:y="12.259cm" chart:style-name="ch7">
              <text:p>Completion Time (ns)</text:p>
            </chart:title>
            <chart:grid chart:style-name="ch8" chart:class="major"/>
          </chart:axis>
          <chart:series chart:style-name="ch9" chart:values-cell-range-address="timing.B2:timing.B26" chart:label-cell-address="timing.B1:timing.B1" chart:class="chart:scatter">
            <chart:domain table:cell-range-address="timing.A2:timing.A2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ion Time (ns)</text:p>
                <draw:g>
                  <svg:desc>timing.B1:timing.B1</svg:desc>
                </draw:g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  <draw:g>
                  <svg:desc>timing.A2:timing.A26</svg:desc>
                </draw:g>
              </table:table-cell>
              <table:table-cell office:value-type="float" office:value="20">
                <text:p>20</text:p>
                <draw:g>
                  <svg:desc>timing.B2:timing.B26</svg:desc>
                </draw:g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9600">
                <text:p>4096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19200">
                <text:p>819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38400">
                <text:p>16384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276800">
                <text:p>3276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53600">
                <text:p>65536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107200">
                <text:p>131072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214400">
                <text:p>262144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52428800">
                <text:p>524288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04857600">
                <text:p>1048576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209715200">
                <text:p>20971520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19430400">
                <text:p>4194304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838860800">
                <text:p>83886080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677721600">
                <text:p>167772160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3355443200">
                <text:p>33554432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6710886400">
                <text:p>671088640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13421772800">
                <text:p>13421772800</text:p>
              </table:table-cell>
              <table:table-cell office:value-type="float" office:value="560">
                <text:p>5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AARCH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